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10-01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9-18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6-27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3-14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2-26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9-24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6-27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3-11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12-1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9-27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6-27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3-23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2-16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1-22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9-28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6-2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3-15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2-15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1-02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9-23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6-15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3-18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8066" calcext:value-type="float">
            <text:p>3.068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872648275862" calcext:value-type="float">
            <text:p>3.158726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1544" calcext:value-type="float">
            <text:p>3.19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37820689655" calcext:value-type="float">
            <text:p>3.249378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812" calcext:value-type="float">
            <text:p>3.19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34888" calcext:value-type="float">
            <text:p>3.12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5676" calcext:value-type="float">
            <text:p>3.093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29104516129" calcext:value-type="float">
            <text:p>2.9829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9824" calcext:value-type="float">
            <text:p>2.9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69135483871" calcext:value-type="float">
            <text:p>2.91369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3795862069" calcext:value-type="float">
            <text:p>2.97137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81625806452" calcext:value-type="float">
            <text:p>2.92981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33264516129" calcext:value-type="float">
            <text:p>2.99333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9008" calcext:value-type="float">
            <text:p>2.99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0502" calcext:value-type="float">
            <text:p>3.000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79" calcext:value-type="float">
            <text:p>3.14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319922580645" calcext:value-type="float">
            <text:p>3.25319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02167741935" calcext:value-type="float">
            <text:p>3.24602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86728" calcext:value-type="float">
            <text:p>3.19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145858064516" calcext:value-type="float">
            <text:p>3.0914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2808" calcext:value-type="float">
            <text:p>3.1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785793548387" calcext:value-type="float">
            <text:p>3.28785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0034" calcext:value-type="float">
            <text:p>3.320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973470967742" calcext:value-type="float">
            <text:p>3.30973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693522580645" calcext:value-type="float">
            <text:p>3.42693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186813793103" calcext:value-type="float">
            <text:p>3.411868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82761290323" calcext:value-type="float">
            <text:p>3.45082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4784" calcext:value-type="float">
            <text:p>3.62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072309677419" calcext:value-type="float">
            <text:p>3.72072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821316129032" calcext:value-type="float">
            <text:p>3.59821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8856" calcext:value-type="float">
            <text:p>3.60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44567741936" calcext:value-type="float">
            <text:p>3.59044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61856" calcext:value-type="float">
            <text:p>3.4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271006451613" calcext:value-type="float">
            <text:p>3.54271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462114285714" calcext:value-type="float">
            <text:p>3.55462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499174193548" calcext:value-type="float">
            <text:p>3.53499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34932" calcext:value-type="float">
            <text:p>3.463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0872" calcext:value-type="float">
            <text:p>3.4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765238709677" calcext:value-type="float">
            <text:p>3.43765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99472" calcext:value-type="float">
            <text:p>3.5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116877419355" calcext:value-type="float">
            <text:p>3.50116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048051612903" calcext:value-type="float">
            <text:p>3.50048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29676" calcext:value-type="float">
            <text:p>3.372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521780645161" calcext:value-type="float">
            <text:p>3.20521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236" calcext:value-type="float">
            <text:p>3.28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882090322581" calcext:value-type="float">
            <text:p>3.29882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522942857143" calcext:value-type="float">
            <text:p>3.30522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29504516129" calcext:value-type="float">
            <text:p>3.3029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82508" calcext:value-type="float">
            <text:p>3.378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53272" calcext:value-type="float">
            <text:p>3.40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63561290323" calcext:value-type="float">
            <text:p>3.43863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58552" calcext:value-type="float">
            <text:p>3.5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167741935484" calcext:value-type="float">
            <text:p>3.71167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202425806452" calcext:value-type="float">
            <text:p>3.83202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47908" calcext:value-type="float">
            <text:p>3.634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966206451613" calcext:value-type="float">
            <text:p>3.53966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6072" calcext:value-type="float">
            <text:p>3.4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6296" calcext:value-type="float">
            <text:p>3.46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0675862069" calcext:value-type="float">
            <text:p>3.52306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842438709677" calcext:value-type="float">
            <text:p>3.51842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34415483871" calcext:value-type="float">
            <text:p>3.6434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602" calcext:value-type="float">
            <text:p>3.71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12774193548" calcext:value-type="float">
            <text:p>3.86112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8184" calcext:value-type="float">
            <text:p>3.93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95856" calcext:value-type="float">
            <text:p>3.9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892412903226" calcext:value-type="float">
            <text:p>3.87892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19352" calcext:value-type="float">
            <text:p>3.95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43535483871" calcext:value-type="float">
            <text:p>3.9134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93648" calcext:value-type="float">
            <text:p>3.90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606116129032" calcext:value-type="float">
            <text:p>3.90606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503228571428" calcext:value-type="float">
            <text:p>3.9050322857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611329032258" calcext:value-type="float">
            <text:p>3.85611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976851612903" calcext:value-type="float">
            <text:p>3.89976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05916" calcext:value-type="float">
            <text:p>3.920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35896774194" calcext:value-type="float">
            <text:p>3.94135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03668965517" calcext:value-type="float">
            <text:p>3.959036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572838709677" calcext:value-type="float">
            <text:p>4.04572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028606451613" calcext:value-type="float">
            <text:p>3.96028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46024" calcext:value-type="float">
            <text:p>3.85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320387096774" calcext:value-type="float">
            <text:p>4.0032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1818" calcext:value-type="float">
            <text:p>4.13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325548387097" calcext:value-type="float">
            <text:p>4.29325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855085714286" calcext:value-type="float">
            <text:p>4.29855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480838709677" calcext:value-type="float">
            <text:p>4.30480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95329032258" calcext:value-type="float">
            <text:p>4.48095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99504" calcext:value-type="float">
            <text:p>4.47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09028" calcext:value-type="float">
            <text:p>4.530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615751724138" calcext:value-type="float">
            <text:p>4.676157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39664516129" calcext:value-type="float">
            <text:p>4.6483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803548387097" calcext:value-type="float">
            <text:p>4.4380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35576" calcext:value-type="float">
            <text:p>4.28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490941935484" calcext:value-type="float">
            <text:p>4.42490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1312" calcext:value-type="float">
            <text:p>4.50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230929032258" calcext:value-type="float">
            <text:p>4.66230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947819354839" calcext:value-type="float">
            <text:p>4.6494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361476923077" calcext:value-type="float">
            <text:p>4.713614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91664" calcext:value-type="float">
            <text:p>4.849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6335" calcext:value-type="float">
            <text:p>4.966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376224" calcext:value-type="float">
            <text:p>4.833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355936" calcext:value-type="float">
            <text:p>4.673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82385" calcext:value-type="float">
            <text:p>4.4482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806" calcext:value-type="float">
            <text:p>4.79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75714285714" calcext:value-type="float">
            <text:p>4.64275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738933333333" calcext:value-type="float">
            <text:p>4.42738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372" calcext:value-type="float">
            <text:p>4.75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8596" calcext:value-type="float">
            <text:p>4.76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946" calcext:value-type="float">
            <text:p>3.2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282" calcext:value-type="float">
            <text:p>3.51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6892" calcext:value-type="float">
            <text:p>3.3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2444" calcext:value-type="float">
            <text:p>3.5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3596" calcext:value-type="float">
            <text:p>2.8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5308" calcext:value-type="float">
            <text:p>2.8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4476" calcext:value-type="float">
            <text:p>2.2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4412" calcext:value-type="float">
            <text:p>2.5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4308" calcext:value-type="float">
            <text:p>2.4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3244" calcext:value-type="float">
            <text:p>2.3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4112" calcext:value-type="float">
            <text:p>2.6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998" calcext:value-type="float">
            <text:p>3.6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7152" calcext:value-type="float">
            <text:p>2.8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51" calcext:value-type="float">
            <text:p>2.7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4395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970" meta:object-count="0"/>
    <meta:user-defined meta:name="AppVersion">3.0</meta:user-defined>
  </office:meta>
</office:document-meta>
</file>